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8.1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148.45pt"/>
    </style:style>
    <style:style style:name="co7" style:family="table-column">
      <style:table-column-properties fo:break-before="auto" style:column-width="128.35pt"/>
    </style:style>
    <style:style style:name="co8" style:family="table-column">
      <style:table-column-properties fo:break-before="auto" style:column-width="132.2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eyword Stats 2019-03-03 at 12_42_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eyword Stats 2019-03-03 at 12_42_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ruary 1, 2018 - January 31,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Min search volume</text:p>
          </table:table-cell>
          <table:table-cell office:value-type="string" calcext:value-type="string">
            <text:p>Max search volum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</table:table-row>
        <table:table-row table:style-name="ro1">
          <table:table-cell office:value-type="string" calcext:value-type="string">
            <text:p>magazin web n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sau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azinweb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site uri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trafic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nou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 es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site in constructi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egii de promov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optimizare site googl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20.06" calcext:value-type="float">
            <text:p>20.06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string" calcext:value-type="string">
            <text:p>ce este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.5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creeaza email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 inseamn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ce inseamna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odalitati de promov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realizare magazin virtua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a une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optimizare intern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 inseamna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optimizare googl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4.07" calcext:value-type="float">
            <text:p>4.07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string" calcext:value-type="string">
            <text:p>optimizare sit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2.79" calcext:value-type="float">
            <text:p>2.79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webcam romani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programar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0.51" calcext:value-type="float">
            <text:p>0.5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optimiza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2.57" calcext:value-type="float">
            <text:p>2.57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string" calcext:value-type="string">
            <text:p>ce este o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52" calcext:value-type="float">
            <text:p>0.52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ce este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55" calcext:value-type="float">
            <text:p>0.55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realizare sit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vare blog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61" calcext:value-type="float">
            <text:p>0.6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despr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1.32" calcext:value-type="float">
            <text:p>1.32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redesig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inscriere in directoar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v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string" calcext:value-type="string">
            <text:p>servicii optimiz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.1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string" calcext:value-type="string">
            <text:p>pagina web html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86" calcext:value-type="float">
            <text:p>0.86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site web definiti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53" calcext:value-type="float">
            <text:p>0.5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administrar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1.22" calcext:value-type="float">
            <text:p>1.2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optimizare seo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preturi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2.05" calcext:value-type="float">
            <text:p>2.0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ce este un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ite uri 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53" calcext:value-type="float">
            <text:p>0.5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ce este un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optimizare sit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5.49" calcext:value-type="float">
            <text:p>5.49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crearea unui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tii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1.04" calcext:value-type="float">
            <text:p>1.04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creare site romani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2.28" calcext:value-type="float">
            <text:p>2.28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crearea paginilor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1.42" calcext:value-type="float">
            <text:p>1.4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optimiz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1.68" calcext:value-type="float">
            <text:p>1.6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design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1.06" calcext:value-type="float">
            <text:p>1.0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string" calcext:value-type="string">
            <text:p>promovare sit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5.47" calcext:value-type="float">
            <text:p>5.47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string" calcext:value-type="string">
            <text:p>servicii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1.21" calcext:value-type="float">
            <text:p>1.2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servicii seo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5.88" calcext:value-type="float">
            <text:p>5.8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creare site prezent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3.04" calcext:value-type="float">
            <text:p>3.04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site ofer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0.09" calcext:value-type="float">
            <text:p>0.0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optimizare seo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3.94" calcext:value-type="float">
            <text:p>3.94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string" calcext:value-type="string">
            <text:p>creare site de prezent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4.02" calcext:value-type="float">
            <text:p>4.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ptimizare seo pr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3.76" calcext:value-type="float">
            <text:p>3.76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administrare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1.11" calcext:value-type="float">
            <text:p>1.1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vreau sa fac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83" calcext:value-type="float">
            <text:p>0.8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seo cluj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3.11" calcext:value-type="float">
            <text:p>3.11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string" calcext:value-type="string">
            <text:p>site firm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intretine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float" office:value="0.86" calcext:value-type="float">
            <text:p>0.8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creeaza blog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float" office:value="1.63" calcext:value-type="float">
            <text:p>1.63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romovare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4.09" calcext:value-type="float">
            <text:p>4.09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servicii cre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3.72" calcext:value-type="float">
            <text:p>3.72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servicii optimizare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9.97" calcext:value-type="float">
            <text:p>9.97</text:p>
          </table:table-cell>
          <table:table-cell office:value-type="float" office:value="20.34" calcext:value-type="float">
            <text:p>20.34</text:p>
          </table:table-cell>
        </table:table-row>
        <table:table-row table:style-name="ro1">
          <table:table-cell office:value-type="string" calcext:value-type="string">
            <text:p>ce est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1.07" calcext:value-type="float">
            <text:p>1.07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seo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1.57" calcext:value-type="float">
            <text:p>1.57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publicitate pe intern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72" calcext:value-type="float">
            <text:p>0.7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0.53" calcext:value-type="float">
            <text:p>0.53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realizare site de prezent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4.05" calcext:value-type="float">
            <text:p>4.05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optimizare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2.29" calcext:value-type="float">
            <text:p>2.29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string" calcext:value-type="string">
            <text:p>modific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0.53" calcext:value-type="float">
            <text:p>0.53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site reduceri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aplicatii intern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float" office:value="0.48" calcext:value-type="float">
            <text:p>0.4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programator avr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52" calcext:value-type="float">
            <text:p>0.5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programar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optimizare seo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6.08" calcext:value-type="float">
            <text:p>6.0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web design alba iuli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1.02" calcext:value-type="float">
            <text:p>1.02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web design arad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.8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optimizar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1.69" calcext:value-type="float">
            <text:p>1.6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string" calcext:value-type="string">
            <text:p>vreau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1.1" calcext:value-type="float">
            <text:p>1.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site ul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45" calcext:value-type="float">
            <text:p>0.4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site masini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vand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china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magazin online pr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7.25" calcext:value-type="float">
            <text:p>7.25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string" calcext:value-type="string">
            <text:p>web design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2.14" calcext:value-type="float">
            <text:p>2.1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administr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1.08" calcext:value-type="float">
            <text:p>1.0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web design sibiu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1.14" calcext:value-type="float">
            <text:p>1.14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creare site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optimizare seo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8.07" calcext:value-type="float">
            <text:p>8.07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preturi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2.04" calcext:value-type="float">
            <text:p>2.04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string" calcext:value-type="string">
            <text:p>creare site ias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dezvoltar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.6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crearea une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.3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creare site profesiona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2.51" calcext:value-type="float">
            <text:p>2.51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string" calcext:value-type="string">
            <text:p>promovare gratu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0.92" calcext:value-type="float">
            <text:p>0.92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ortofoliu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08" calcext:value-type="float">
            <text:p>1.08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optimizare seo gratu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3.06" calcext:value-type="float">
            <text:p>3.06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string" calcext:value-type="string">
            <text:p>crearea unui site htm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33" calcext:value-type="float">
            <text:p>1.33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string" calcext:value-type="string">
            <text:p>reclam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01" calcext:value-type="float">
            <text:p>1.01</text:p>
          </table:table-cell>
          <table:table-cell office:value-type="float" office:value="206.55" calcext:value-type="float">
            <text:p>206.55</text:p>
          </table:table-cell>
        </table:table-row>
        <table:table-row table:style-name="ro1">
          <table:table-cell office:value-type="string" calcext:value-type="string">
            <text:p>pagina web personal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01" calcext:value-type="float">
            <text:p>1.0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agazine online electronic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gazin online ias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.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firma cre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3.16" calcext:value-type="float">
            <text:p>3.16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curse avio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12" calcext:value-type="float">
            <text:p>0.1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creare site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4.67" calcext:value-type="float">
            <text:p>4.67</text:p>
          </table:table-cell>
          <table:table-cell office:value-type="float" office:value="15.32" calcext:value-type="float">
            <text:p>15.32</text:p>
          </table:table-cell>
        </table:table-row>
        <table:table-row table:style-name="ro1">
          <table:table-cell office:value-type="string" calcext:value-type="string">
            <text:p>magazin ieft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constructie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1.04" calcext:value-type="float">
            <text:p>1.04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zboruri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39" calcext:value-type="float">
            <text:p>0.39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site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rma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4.08" calcext:value-type="float">
            <text:p>4.08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string" calcext:value-type="string">
            <text:p>promovare anun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promovare web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5.13" calcext:value-type="float">
            <text:p>5.13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web design baia m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.08" calcext:value-type="float">
            <text:p>1.0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magazin online fre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administra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.2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ervicii d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1.89" calcext:value-type="float">
            <text:p>1.89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cat costa un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1.07" calcext:value-type="float">
            <text:p>1.07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articol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2.69" calcext:value-type="float">
            <text:p>2.69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consultanta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3.95" calcext:value-type="float">
            <text:p>3.95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string" calcext:value-type="string">
            <text:p>web design targu mure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1.06" calcext:value-type="float">
            <text:p>1.06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creare website crai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r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1.96" calcext:value-type="float">
            <text:p>1.96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gazdui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2.71" calcext:value-type="float">
            <text:p>2.71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string" calcext:value-type="string">
            <text:p>creare site sucea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3.29" calcext:value-type="float">
            <text:p>3.29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web design car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0.96" calcext:value-type="float">
            <text:p>0.96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agentie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.5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web design gala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.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web design brail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float" office:value="1.15" calcext:value-type="float">
            <text:p>1.15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dezvolt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2.02" calcext:value-type="float">
            <text:p>2.02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web design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2.33" calcext:value-type="float">
            <text:p>2.33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string" calcext:value-type="string">
            <text:p>optimiza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3.05" calcext:value-type="float">
            <text:p>3.05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string" calcext:value-type="string">
            <text:p>web designer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1.46" calcext:value-type="float">
            <text:p>1.4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inregistr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2.01" calcext:value-type="float">
            <text:p>2.01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site maker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1.08" calcext:value-type="float">
            <text:p>1.08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string" calcext:value-type="string">
            <text:p>cat costa un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1.13" calcext:value-type="float">
            <text:p>1.1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cat costa sa faci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cat costa o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88" calcext:value-type="float">
            <text:p>0.88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site constructi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46" calcext:value-type="float">
            <text:p>0.4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creare sit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3.95" calcext:value-type="float">
            <text:p>3.95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cat costa crearea unui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2.02" calcext:value-type="float">
            <text:p>2.02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pret optimizar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3.86" calcext:value-type="float">
            <text:p>3.86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firma web design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3.93" calcext:value-type="float">
            <text:p>3.9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web developer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0.79" calcext:value-type="float">
            <text:p>0.79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produse 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web design orade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float" office:value="1.17" calcext:value-type="float">
            <text:p>1.17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site de vanzar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float" office:value="1.11" calcext:value-type="float">
            <text:p>1.11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site electronice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sit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3.28" calcext:value-type="float">
            <text:p>3.28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creare magazin onlin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8.44" calcext:value-type="float">
            <text:p>8.44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string" calcext:value-type="string">
            <text:p>promov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3.08" calcext:value-type="float">
            <text:p>3.08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seo romani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1.4" calcext:value-type="float">
            <text:p>1.4</text:p>
          </table:table-cell>
          <table:table-cell office:value-type="float" office:value="20.28" calcext:value-type="float">
            <text:p>20.28</text:p>
          </table:table-cell>
        </table:table-row>
        <table:table-row table:style-name="ro1">
          <table:table-cell office:value-type="string" calcext:value-type="string">
            <text:p>mentenant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1.01" calcext:value-type="float">
            <text:p>1.01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creare site brasov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3.72" calcext:value-type="float">
            <text:p>3.72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string" calcext:value-type="string">
            <text:p>creare site web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4.69" calcext:value-type="float">
            <text:p>4.69</text:p>
          </table:table-cell>
          <table:table-cell office:value-type="float" office:value="14.47" calcext:value-type="float">
            <text:p>14.47</text:p>
          </table:table-cell>
        </table:table-row>
        <table:table-row table:style-name="ro1">
          <table:table-cell office:value-type="string" calcext:value-type="string">
            <text:p>cel mai ieftin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0.38" calcext:value-type="float">
            <text:p>0.3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cumpar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0.47" calcext:value-type="float">
            <text:p>0.47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realizarea une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float" office:value="1.54" calcext:value-type="float">
            <text:p>1.5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realizare web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2.52" calcext:value-type="float">
            <text:p>2.5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realizare 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string" calcext:value-type="string">
            <text:p>designer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0.83" calcext:value-type="float">
            <text:p>0.83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gazdui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2.01" calcext:value-type="float">
            <text:p>2.01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string" calcext:value-type="string">
            <text:p>web design timisoar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3.68" calcext:value-type="float">
            <text:p>3.68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string" calcext:value-type="string">
            <text:p>cat costa un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ovare firm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.09" calcext:value-type="float">
            <text:p>1.09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site de prezent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92" calcext:value-type="float">
            <text:p>1.9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creaza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29" calcext:value-type="float">
            <text:p>1.29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pret cre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2.24" calcext:value-type="float">
            <text:p>2.24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creeaza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3" calcext:value-type="float">
            <text:p>1.3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web design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2.63" calcext:value-type="float">
            <text:p>2.63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site vanzar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.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web design ploi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99" calcext:value-type="float">
            <text:p>1.99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ret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16" calcext:value-type="float">
            <text:p>1.1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seo pre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88" calcext:value-type="float">
            <text:p>1.8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seo promov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2.15" calcext:value-type="float">
            <text:p>2.15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reclame gratu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89" calcext:value-type="float">
            <text:p>0.89</text:p>
          </table:table-cell>
          <table:table-cell office:value-type="float" office:value="302.44" calcext:value-type="float">
            <text:p>302.44</text:p>
          </table:table-cell>
        </table:table-row>
        <table:table-row table:style-name="ro1">
          <table:table-cell office:value-type="string" calcext:value-type="string">
            <text:p>firm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4.09" calcext:value-type="float">
            <text:p>4.09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site web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1.04" calcext:value-type="float">
            <text:p>1.0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web design cluj napoc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.2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cat costa un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1.33" calcext:value-type="float">
            <text:p>1.3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site web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1.17" calcext:value-type="float">
            <text:p>1.17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zboruri low cos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0.42" calcext:value-type="float">
            <text:p>0.42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creaza 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1.04" calcext:value-type="float">
            <text:p>1.04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creare site web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4.33" calcext:value-type="float">
            <text:p>4.33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office:value-type="string" calcext:value-type="string">
            <text:p>creare site anun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.1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oferte avio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0.19" calcext:value-type="float">
            <text:p>0.1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website d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1.45" calcext:value-type="float">
            <text:p>1.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b design romani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1.71" calcext:value-type="float">
            <text:p>1.7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seo optimiz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3.05" calcext:value-type="float">
            <text:p>3.05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office:value-type="string" calcext:value-type="string">
            <text:p>creare site crai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5.21" calcext:value-type="float">
            <text:p>5.21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site telefoane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0.26" calcext:value-type="float">
            <text:p>0.2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cursuri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1.03" calcext:value-type="float">
            <text:p>1.03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realizare site brasov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3.82" calcext:value-type="float">
            <text:p>3.82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firma web design crai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4.98" calcext:value-type="float">
            <text:p>4.9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creare site web tutoria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2.04" calcext:value-type="float">
            <text:p>2.0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fac site 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1.16" calcext:value-type="float">
            <text:p>1.1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crearea unui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.5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creare blog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54" calcext:value-type="float">
            <text:p>1.54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crearea unui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49" calcext:value-type="float">
            <text:p>1.49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firma d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3.1" calcext:value-type="float">
            <text:p>3.1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web design cluj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2.54" calcext:value-type="float">
            <text:p>2.54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platform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09" calcext:value-type="float">
            <text:p>1.09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domeniu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42" calcext:value-type="float">
            <text:p>1.42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domenii web gratu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54" calcext:value-type="float">
            <text:p>1.5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web design satu m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0.98" calcext:value-type="float">
            <text:p>0.98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creare site ur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3.12" calcext:value-type="float">
            <text:p>3.12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magazin online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7" calcext:value-type="float">
            <text:p>67</text:p>
          </table:table-cell>
          <table:table-cell office:value-type="float" office:value="0.55" calcext:value-type="float">
            <text:p>0.55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bilete low cos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0.54" calcext:value-type="float">
            <text:p>0.5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gazduire gratu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7" calcext:value-type="float">
            <text:p>67</text:p>
          </table:table-cell>
          <table:table-cell office:value-type="float" office:value="1.16" calcext:value-type="float">
            <text:p>1.1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romova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4.03" calcext:value-type="float">
            <text:p>4.0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web design crai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2.01" calcext:value-type="float">
            <text:p>2.01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dezvoltare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2.04" calcext:value-type="float">
            <text:p>2.0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gazdui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2.54" calcext:value-type="float">
            <text:p>2.54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site vanzari divers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eare blog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1.5" calcext:value-type="float">
            <text:p>1.5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afacer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1.23" calcext:value-type="float">
            <text:p>1.23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site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1.01" calcext:value-type="float">
            <text:p>1.0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oferta creare sit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3.88" calcext:value-type="float">
            <text:p>3.88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cat costa un site d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1.63" calcext:value-type="float">
            <text:p>1.6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domeniu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1.17" calcext:value-type="float">
            <text:p>1.1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servicii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2.73" calcext:value-type="float">
            <text:p>2.7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magazin virtual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it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domeniu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1.43" calcext:value-type="float">
            <text:p>1.4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pret site wordpres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1.99" calcext:value-type="float">
            <text:p>1.9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cursuri web desig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1.01" calcext:value-type="float">
            <text:p>1.0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promovare online gratu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1.45" calcext:value-type="float">
            <text:p>1.4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it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realizare magazin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9.37" calcext:value-type="float">
            <text:p>9.37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 office:value-type="string" calcext:value-type="string">
            <text:p>firma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3.79" calcext:value-type="float">
            <text:p>3.79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oferte bilete avio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16" calcext:value-type="float">
            <text:p>0.1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pret magazin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3.81" calcext:value-type="float">
            <text:p>3.81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web design curs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96" calcext:value-type="float">
            <text:p>0.96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site uri gratu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1.17" calcext:value-type="float">
            <text:p>1.1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creare site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1.63" calcext:value-type="float">
            <text:p>1.63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site fre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63" calcext:value-type="float">
            <text:p>0.6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creare site web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2.37" calcext:value-type="float">
            <text:p>2.37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crearea unui site web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76" calcext:value-type="float">
            <text:p>0.7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cursuri web design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magazin online de vanz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63" calcext:value-type="float">
            <text:p>0.6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azdui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2.01" calcext:value-type="float">
            <text:p>2.01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firme de web design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3.06" calcext:value-type="float">
            <text:p>3.06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realizez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ator avr usbasp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ii promov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gratis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1.26" calcext:value-type="float">
            <text:p>1.26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crearea unui 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1.19" calcext:value-type="float">
            <text:p>1.19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zbor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0.58" calcext:value-type="float">
            <text:p>0.5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servicii promov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2.31" calcext:value-type="float">
            <text:p>2.31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cursuri d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1.07" calcext:value-type="float">
            <text:p>1.0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creaza sit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web design bistr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1.14" calcext:value-type="float">
            <text:p>1.14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realizare sit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3.75" calcext:value-type="float">
            <text:p>3.75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curs web design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0.92" calcext:value-type="float">
            <text:p>0.9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domeniu fre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1.41" calcext:value-type="float">
            <text:p>1.41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creare site pr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float" office:value="2.59" calcext:value-type="float">
            <text:p>2.59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ilete de avion low cos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float" office:value="0.52" calcext:value-type="float">
            <text:p>0.52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hosting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creat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2.4" calcext:value-type="float">
            <text:p>2.4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realizar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3.83" calcext:value-type="float">
            <text:p>3.83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creare sit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8.35" calcext:value-type="float">
            <text:p>8.35</text:p>
          </table:table-cell>
          <table:table-cell office:value-type="float" office:value="14.15" calcext:value-type="float">
            <text:p>14.15</text:p>
          </table:table-cell>
        </table:table-row>
        <table:table-row table:style-name="ro1">
          <table:table-cell office:value-type="string" calcext:value-type="string">
            <text:p>pret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.32" calcext:value-type="float">
            <text:p>1.3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agenti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3.72" calcext:value-type="float">
            <text:p>3.72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program cre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.99" calcext:value-type="float">
            <text:p>1.99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costuri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.04" calcext:value-type="float">
            <text:p>1.04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vreau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.03" calcext:value-type="float">
            <text:p>1.03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site cosmetice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0.19" calcext:value-type="float">
            <text:p>0.1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oferta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2.04" calcext:value-type="float">
            <text:p>2.0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web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1.04" calcext:value-type="float">
            <text:p>1.0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realizare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33" calcext:value-type="float">
            <text:p>1.33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gazduire web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3.34" calcext:value-type="float">
            <text:p>3.34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domenii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79" calcext:value-type="float">
            <text:p>1.79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creare site htm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2.17" calcext:value-type="float">
            <text:p>2.17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publicitate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2.43" calcext:value-type="float">
            <text:p>2.43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site de ha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0.27" calcext:value-type="float">
            <text:p>0.27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site vanzari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0.79" calcext:value-type="float">
            <text:p>0.79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promovare 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52" calcext:value-type="float">
            <text:p>1.52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oferta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55" calcext:value-type="float">
            <text:p>1.55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creeaza magazin onlin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34" calcext:value-type="float">
            <text:p>1.34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creaza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71" calcext:value-type="float">
            <text:p>1.71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creaza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06" calcext:value-type="float">
            <text:p>1.06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sit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04" calcext:value-type="float">
            <text:p>1.04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creare site gratuit pe googl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54" calcext:value-type="float">
            <text:p>1.5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ite rochii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azduire sit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44" calcext:value-type="float">
            <text:p>1.44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gazduire web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31" calcext:value-type="float">
            <text:p>1.31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soft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2.05" calcext:value-type="float">
            <text:p>2.05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site gratuit cre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2.38" calcext:value-type="float">
            <text:p>2.3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web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.53" calcext:value-type="float">
            <text:p>1.5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site hain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creare site web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2.19" calcext:value-type="float">
            <text:p>2.19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constructi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float" office:value="1.41" calcext:value-type="float">
            <text:p>1.41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promovar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float" office:value="5.62" calcext:value-type="float">
            <text:p>5.62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string" calcext:value-type="string">
            <text:p>promovare site googl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float" office:value="8.11" calcext:value-type="float">
            <text:p>8.11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creare web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float" office:value="5.29" calcext:value-type="float">
            <text:p>5.29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site de prezentar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promovare googl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6.24" calcext:value-type="float">
            <text:p>6.24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string" calcext:value-type="string">
            <text:p>infiinta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0.83" calcext:value-type="float">
            <text:p>0.83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cele mai ieftine bilete avio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0.16" calcext:value-type="float">
            <text:p>0.1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program creare sit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1.37" calcext:value-type="float">
            <text:p>1.37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web design tulce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1.03" calcext:value-type="float">
            <text:p>1.0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promovare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.1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creare magazin online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2.61" calcext:value-type="float">
            <text:p>2.61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string" calcext:value-type="string">
            <text:p>creare site wordpres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3.81" calcext:value-type="float">
            <text:p>3.81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string" calcext:value-type="string">
            <text:p>magazin onlin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1.34" calcext:value-type="float">
            <text:p>1.34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magazin onlin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1.35" calcext:value-type="float">
            <text:p>1.3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realiza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3.27" calcext:value-type="float">
            <text:p>3.27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hosting romani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2.63" calcext:value-type="float">
            <text:p>2.63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realizarea unui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1.51" calcext:value-type="float">
            <text:p>1.51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magazin online la chei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2.92" calcext:value-type="float">
            <text:p>2.92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promovare site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5.11" calcext:value-type="float">
            <text:p>5.11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creare site timisoar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5.15" calcext:value-type="float">
            <text:p>5.15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site ceasuri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0.29" calcext:value-type="float">
            <text:p>0.2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platforma magazin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2.12" calcext:value-type="float">
            <text:p>2.12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string" calcext:value-type="string">
            <text:p>creare sit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1.25" calcext:value-type="float">
            <text:p>1.25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magazin online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0.88" calcext:value-type="float">
            <text:p>0.88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creare site web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1.63" calcext:value-type="float">
            <text:p>1.63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web design pretur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2.04" calcext:value-type="float">
            <text:p>2.04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string" calcext:value-type="string">
            <text:p>web design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1.62" calcext:value-type="float">
            <text:p>1.6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creare magazin onlin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6.01" calcext:value-type="float">
            <text:p>6.0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magazin online cre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3.79" calcext:value-type="float">
            <text:p>3.79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string" calcext:value-type="string">
            <text:p>site haine 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0.17" calcext:value-type="float">
            <text:p>0.17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gazduire gratuit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1.19" calcext:value-type="float">
            <text:p>1.19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ret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2.01" calcext:value-type="float">
            <text:p>2.01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magazin on 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0.99" calcext:value-type="float">
            <text:p>0.99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creare magazine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7.97" calcext:value-type="float">
            <text:p>7.97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 office:value-type="string" calcext:value-type="string">
            <text:p>gazduir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3.13" calcext:value-type="float">
            <text:p>3.1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gazduire web gratuit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1.56" calcext:value-type="float">
            <text:p>1.56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promova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creare site magazin onlin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1.25" calcext:value-type="float">
            <text:p>1.25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site magazin onlin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3.59" calcext:value-type="float">
            <text:p>3.59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realizare site wordpres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4.01" calcext:value-type="float">
            <text:p>4.0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web hosting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3.95" calcext:value-type="float">
            <text:p>3.95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constructi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1.39" calcext:value-type="float">
            <text:p>1.3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reare site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string" calcext:value-type="string">
            <text:p>realizare site web pre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3.79" calcext:value-type="float">
            <text:p>3.79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site wordpress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1.97" calcext:value-type="float">
            <text:p>1.97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string" calcext:value-type="string">
            <text:p>creare website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3.81" calcext:value-type="float">
            <text:p>3.81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domenii 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2.13" calcext:value-type="float">
            <text:p>2.13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pret site d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1.89" calcext:value-type="float">
            <text:p>1.89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creare web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4.19" calcext:value-type="float">
            <text:p>4.19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string" calcext:value-type="string">
            <text:p>pret sit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1.99" calcext:value-type="float">
            <text:p>1.9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constructi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1.13" calcext:value-type="float">
            <text:p>1.13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site web cre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2.03" calcext:value-type="float">
            <text:p>2.03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site web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1.95" calcext:value-type="float">
            <text:p>1.95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creeaza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1.92" calcext:value-type="float">
            <text:p>1.92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magazin online pr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3.52" calcext:value-type="float">
            <text:p>3.52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preturi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2.09" calcext:value-type="float">
            <text:p>2.09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magazin onlin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site web ploi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2.06" calcext:value-type="float">
            <text:p>2.06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creare web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2.27" calcext:value-type="float">
            <text:p>2.27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ret realiz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pret sit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3.7" calcext:value-type="float">
            <text:p>3.7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cree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3.7" calcext:value-type="float">
            <text:p>3.7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string" calcext:value-type="string">
            <text:p>promovare site pe googl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12.27" calcext:value-type="float">
            <text:p>12.27</text:p>
          </table:table-cell>
          <table:table-cell office:value-type="float" office:value="269.56" calcext:value-type="float">
            <text:p>269.56</text:p>
          </table:table-cell>
        </table:table-row>
        <table:table-row table:style-name="ro1">
          <table:table-cell office:value-type="string" calcext:value-type="string">
            <text:p>promovare site romani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eare magazin onlin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3.21" calcext:value-type="float">
            <text:p>3.21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string" calcext:value-type="string">
            <text:p>magazin virtual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63" calcext:value-type="float">
            <text:p>0.63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creare web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2.5" calcext:value-type="float">
            <text:p>2.5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string" calcext:value-type="string">
            <text:p>realizare magazin onlin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4.43" calcext:value-type="float">
            <text:p>4.43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string" calcext:value-type="string">
            <text:p>realizez 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website fre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i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1.79" calcext:value-type="float">
            <text:p>1.79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infiintare firma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site asigura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site gratuit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ini web gratu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 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s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re site mold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ma de web design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Keyword Stats 2019-03-03 at 12_42_54'.A3:'Keyword Stats 2019-03-03 at 12_42_54'.H379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15:16:12.690212713</dc:date>
    <meta:editing-duration>PT12M24S</meta:editing-duration>
    <meta:editing-cycles>2</meta:editing-cycles>
    <meta:generator>LibreOffice/5.1.6.2$Linux_X86_64 LibreOffice_project/10m0$Build-2</meta:generator>
    <meta:document-statistic meta:table-count="1" meta:cell-count="2944" meta:object-count="0"/>
  </office:meta>
</office:document-meta>
</file>